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Misc_20_B">
      <style:graphic-properties draw:textarea-horizontal-align="justify" draw:textarea-vertical-align="middle" draw:auto-grow-height="false" fo:min-height="1.02cm" fo:min-width="6.48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Web_20_API">
      <style:graphic-properties draw:textarea-horizontal-align="justify" draw:textarea-vertical-align="top" draw:auto-grow-height="false" fo:min-height="2.25cm" fo:min-width="6.475cm"/>
    </style:style>
    <style:style style:name="gr4" style:family="graphic" style:parent-style-name="Misc">
      <style:graphic-properties draw:textarea-horizontal-align="justify" draw:textarea-vertical-align="middle" draw:auto-grow-height="false" fo:min-height="1.02cm" fo:min-width="6.485cm"/>
    </style:style>
    <style:style style:name="gr5" style:family="graphic" style:parent-style-name="Web_20_API">
      <style:graphic-properties draw:textarea-horizontal-align="justify" draw:textarea-vertical-align="middle" draw:auto-grow-height="false" fo:min-height="1.02cm" fo:min-width="6.485cm"/>
    </style:style>
    <style:style style:name="gr6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Web_20_API">
      <style:graphic-properties draw:textarea-horizontal-align="justify" draw:textarea-vertical-align="middle" draw:auto-grow-height="false" fo:min-height="1.045cm" fo:min-width="6.485cm"/>
    </style:style>
    <style:style style:name="gr8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0.498cm" fo:min-width="7.548cm" fo:padding-top="0.151cm" fo:padding-bottom="0.151cm" fo:padding-left="0.276cm" fo:padding-right="0.276cm" draw:shadow-opacity="0%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Web_20_API_20_2">
      <style:graphic-properties draw:textarea-horizontal-align="justify" draw:textarea-vertical-align="middle" draw:auto-grow-height="false" fo:min-height="1.02cm" fo:min-width="6.281cm" draw:shadow="hidden" draw:shadow-offset-x="-0.203cm" draw:shadow-offset-y="0.203cm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2" style:family="text">
      <style:text-properties style:text-position="-33% 58%"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8pt" fo:font-weight="bold" style:letter-kerning="true" fo:background-color="#ffffff" style:font-name-asian="Droid Sans Fallback" style:font-size-asian="18pt" style:font-weight-asian="bold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85cm" svg:height="1.27cm" svg:x="11.253cm" svg:y="9.66cm">
          <text:p text:style-name="P1"><text:span text:style-name="T1">SecurityFilterChai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914cm" svg:y1="10.313cm" svg:x2="11.114cm" svg:y2="10.313cm">
          <text:p/>
        </draw:line>
        <draw:custom-shape draw:style-name="gr3" draw:text-style-name="P2" draw:layer="layout" svg:width="6.975cm" svg:height="2.5cm" svg:x="1.853cm" svg:y="8.626cm">
          <text:p text:style-name="P1"><text:span text:style-name="T1">DelegatingFilterProxy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6.985cm" svg:height="1.27cm" svg:x="1.853cm" svg:y="3.02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985cm" svg:height="1.27cm" svg:x="1.853cm" svg:y="14.626cm">
          <text:p text:style-name="P1"><text:span text:style-name="T1">Servle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6.985cm" svg:height="1.27cm" svg:x="1.853cm" svg:y="6.227cm">
          <text:p text:style-name="P1"><text:span text:style-name="T1">Filter</text:span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5.345cm" svg:y1="4.296cm" svg:x2="5.345cm" svg:y2="6.227cm" draw:start-shape="id1" draw:start-glue-point="2" draw:end-shape="id2" draw:end-glue-point="0" svg:d="M5345 4296v1931" svg:viewBox="0 0 1 1932">
          <text:p/>
        </draw:connector>
        <draw:custom-shape draw:style-name="gr7" draw:text-style-name="P2" draw:layer="layout" svg:width="6.985cm" svg:height="1.295cm" svg:x="1.853cm" svg:y="12.228cm">
          <text:p text:style-name="P1"><text:span text:style-name="T1">Filter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5.328cm" svg:y1="7.527cm" svg:x2="5.328cm" svg:y2="8.67cm" svg:d="M5328 7527v1143" svg:viewBox="0 0 1 1144">
          <text:p/>
        </draw:connector>
        <draw:connector draw:style-name="gr6" draw:text-style-name="P3" draw:layer="layout" draw:type="line" svg:x1="5.328cm" svg:y1="11.128cm" svg:x2="5.328cm" svg:y2="12.271cm" svg:d="M5328 11128v1143" svg:viewBox="0 0 1 1144">
          <text:p/>
        </draw:connector>
        <draw:connector draw:style-name="gr6" draw:text-style-name="P3" draw:layer="layout" draw:type="line" svg:x1="5.328cm" svg:y1="13.529cm" svg:x2="5.328cm" svg:y2="14.672cm" svg:d="M5328 13529v1143" svg:viewBox="0 0 1 1144">
          <text:p/>
        </draw:connector>
        <draw:custom-shape draw:style-name="gr8" draw:text-style-name="P4" draw:layer="layout" svg:width="8.1cm" svg:height="10.8cm" svg:x="1.228cm" svg:y="5.626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835cm" svg:height="1.673cm" svg:x="0.893cm" svg:y="4.796cm">
          <draw:text-box>
            <text:p><text:span text:style-name="T3">FilterChain</text:span></text:p>
          </draw:text-box>
        </draw:frame>
        <draw:custom-shape draw:style-name="gr10" draw:text-style-name="P2" draw:layer="layout" svg:width="6.781cm" svg:height="1.27cm" svg:x="1.914cm" svg:y="9.713cm">
          <text:p text:style-name="P1"><text:span text:style-name="T4">FilterChainProx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  <style:text-properties style:font-name="Liberation Serif" fo:font-family="'Liberation Serif'" style:font-style-name="Bold" style:font-family-generic="roman" style:font-pitch="variabl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Web_20_API_20__28_small_29_" style:display-name="Web API (small)" style:family="graphic" style:parent-style-name="Web_20_API">
      <style:graphic-properties draw:shadow="hidden"/>
    </style:style>
    <style:style style:name="Misc_20_A" style:display-name="Misc A" style:family="graphic" style:parent-style-name="Primary">
      <style:graphic-properties svg:stroke-color="#0f2080" draw:fill="solid" draw:fill-color="#a95aa1"/>
    </style:style>
    <style:style style:name="AuthN_20__28_small_29_" style:display-name="AuthN (small)" style:family="graphic" style:parent-style-name="AuthN">
      <style:graphic-properties draw:shadow="hidden"/>
    </style:style>
    <style:style style:name="AuthZ_20__28_small_29_" style:display-name="AuthZ (small)" style:family="graphic" style:parent-style-name="AuthZ">
      <style:graphic-properties draw:shadow="hidden"/>
    </style:style>
    <style:style style:name="Misc_20_A_20__28_small_29_" style:display-name="Misc A (small)" style:family="graphic" style:parent-style-name="Misc_20_A">
      <style:graphic-properties draw:shadow="hidden"/>
    </style:style>
    <style:style style:name="Misc_20_B_20__28_small_29_" style:display-name="Misc B (small)" style:family="graphic" style:parent-style-name="Misc_20_B">
      <style:graphic-properties draw:shadow="hidden"/>
    </style:style>
    <style:style style:name="Misc_20_C_20__28_small_29_" style:display-name="Misc C (small)" style:family="graphic" style:parent-style-name="Misc_20_C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6T21:49:22.122419176</meta:creation-date>
    <meta:editing-duration>PT4M43S</meta:editing-duration>
    <meta:editing-cycles>5</meta:editing-cycles>
    <meta:generator>LibreOffice/6.0.7.3$Linux_X86_64 LibreOffice_project/00m0$Build-3</meta:generator>
    <dc:date>2020-03-03T13:48:46.394580619</dc:date>
    <meta:document-statistic meta:object-count="14"/>
    <meta:template xlink:type="simple" xlink:actuate="onRequest" xlink:title="palette" xlink:href="../../../../../../../../../../../../Templates/Spring/palette.otg" meta:date="2020-02-27T13:48:36.215788751"/>
  </office:meta>
</office:document-meta>
</file>